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11802084192302</text:p>
          </table:table-cell>
          <table:table-cell office:value-type="string" calcext:value-type="string">
            <text:p>2019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7704" calcext:value-type="float">
            <text:p>15.157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1802084192302</text:p>
          </table:table-cell>
          <table:table-cell office:value-type="string" calcext:value-type="string">
            <text:p>2019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256" calcext:value-type="float">
            <text:p>12.8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1802084192302</text:p>
          </table:table-cell>
          <table:table-cell office:value-type="string" calcext:value-type="string">
            <text:p>2018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7656" calcext:value-type="float">
            <text:p>12.48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1802084192302</text:p>
          </table:table-cell>
          <table:table-cell office:value-type="string" calcext:value-type="string">
            <text:p>2018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06088" calcext:value-type="float">
            <text:p>16.706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1802084192302</text:p>
          </table:table-cell>
          <table:table-cell office:value-type="string" calcext:value-type="string">
            <text:p>2018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2408" calcext:value-type="float">
            <text:p>15.202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1802084192302</text:p>
          </table:table-cell>
          <table:table-cell office:value-type="string" calcext:value-type="string">
            <text:p>2018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0533" calcext:value-type="float">
            <text:p>14.17053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1802084192302</text:p>
          </table:table-cell>
          <table:table-cell office:value-type="string" calcext:value-type="string">
            <text:p>2018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33269677419" calcext:value-type="float">
            <text:p>14.353326967741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1802084192302</text:p>
          </table:table-cell>
          <table:table-cell office:value-type="string" calcext:value-type="string">
            <text:p>2018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52808" calcext:value-type="float">
            <text:p>13.9052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1802084192302</text:p>
          </table:table-cell>
          <table:table-cell office:value-type="string" calcext:value-type="string">
            <text:p>2018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38655" calcext:value-type="float">
            <text:p>14.16386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1802084192302</text:p>
          </table:table-cell>
          <table:table-cell office:value-type="string" calcext:value-type="string">
            <text:p>2018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96025806452" calcext:value-type="float">
            <text:p>14.1496025806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1802084192302</text:p>
          </table:table-cell>
          <table:table-cell office:value-type="string" calcext:value-type="string">
            <text:p>2018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12567741936" calcext:value-type="float">
            <text:p>14.111256774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1802084192302</text:p>
          </table:table-cell>
          <table:table-cell office:value-type="string" calcext:value-type="string">
            <text:p>2018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06819310345" calcext:value-type="float">
            <text:p>13.89068193103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1802084192302</text:p>
          </table:table-cell>
          <table:table-cell office:value-type="string" calcext:value-type="string">
            <text:p>2018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86820645161" calcext:value-type="float">
            <text:p>14.748682064516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1802084192302</text:p>
          </table:table-cell>
          <table:table-cell office:value-type="string" calcext:value-type="string">
            <text:p>2017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53969032258" calcext:value-type="float">
            <text:p>14.76539690322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1802084192302</text:p>
          </table:table-cell>
          <table:table-cell office:value-type="string" calcext:value-type="string">
            <text:p>2017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95688" calcext:value-type="float">
            <text:p>14.9395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1802084192302</text:p>
          </table:table-cell>
          <table:table-cell office:value-type="string" calcext:value-type="string">
            <text:p>2017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510975" calcext:value-type="float">
            <text:p>14.975109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1802084192302</text:p>
          </table:table-cell>
          <table:table-cell office:value-type="string" calcext:value-type="string">
            <text:p>2017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0448" calcext:value-type="float">
            <text:p>14.760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1802084192302</text:p>
          </table:table-cell>
          <table:table-cell office:value-type="string" calcext:value-type="string">
            <text:p>2017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93876129032" calcext:value-type="float">
            <text:p>14.789387612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1802084192302</text:p>
          </table:table-cell>
          <table:table-cell office:value-type="string" calcext:value-type="string">
            <text:p>2017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11868387097" calcext:value-type="float">
            <text:p>14.461186838709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1802084192302</text:p>
          </table:table-cell>
          <table:table-cell office:value-type="string" calcext:value-type="string">
            <text:p>2017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57424" calcext:value-type="float">
            <text:p>14.2457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1802084192302</text:p>
          </table:table-cell>
          <table:table-cell office:value-type="string" calcext:value-type="string">
            <text:p>2017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53452903226" calcext:value-type="float">
            <text:p>14.47534529032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1802084192302</text:p>
          </table:table-cell>
          <table:table-cell office:value-type="string" calcext:value-type="string">
            <text:p>2017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55886451613" calcext:value-type="float">
            <text:p>14.185588645161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1802084192302</text:p>
          </table:table-cell>
          <table:table-cell office:value-type="string" calcext:value-type="string">
            <text:p>2017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414" calcext:value-type="float">
            <text:p>14.074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1802084192302</text:p>
          </table:table-cell>
          <table:table-cell office:value-type="string" calcext:value-type="string">
            <text:p>2017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46042857143" calcext:value-type="float">
            <text:p>13.43460428571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1802084192302</text:p>
          </table:table-cell>
          <table:table-cell office:value-type="string" calcext:value-type="string">
            <text:p>2017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07494193548" calcext:value-type="float">
            <text:p>13.0507494193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1802084192302</text:p>
          </table:table-cell>
          <table:table-cell office:value-type="string" calcext:value-type="string">
            <text:p>2016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3216516129" calcext:value-type="float">
            <text:p>14.7232165161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1802084192302</text:p>
          </table:table-cell>
          <table:table-cell office:value-type="string" calcext:value-type="string">
            <text:p>2016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13792" calcext:value-type="float">
            <text:p>15.251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1802084192302</text:p>
          </table:table-cell>
          <table:table-cell office:value-type="string" calcext:value-type="string">
            <text:p>2016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3444" calcext:value-type="float">
            <text:p>15.363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1802084192302</text:p>
          </table:table-cell>
          <table:table-cell office:value-type="string" calcext:value-type="string">
            <text:p>2016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6124" calcext:value-type="float">
            <text:p>15.216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1802084192302</text:p>
          </table:table-cell>
          <table:table-cell office:value-type="string" calcext:value-type="string">
            <text:p>2016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741075" calcext:value-type="float">
            <text:p>15.097410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1802084192302</text:p>
          </table:table-cell>
          <table:table-cell office:value-type="string" calcext:value-type="string">
            <text:p>2016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35922580645" calcext:value-type="float">
            <text:p>14.85359225806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1802084192302</text:p>
          </table:table-cell>
          <table:table-cell office:value-type="string" calcext:value-type="string">
            <text:p>2016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58608" calcext:value-type="float">
            <text:p>14.735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1802084192302</text:p>
          </table:table-cell>
          <table:table-cell office:value-type="string" calcext:value-type="string">
            <text:p>2016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5906" calcext:value-type="float">
            <text:p>12.4559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1802084192302</text:p>
          </table:table-cell>
          <table:table-cell office:value-type="string" calcext:value-type="string">
            <text:p>2016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03179130435" calcext:value-type="float">
            <text:p>12.880317913043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1802084192302</text:p>
          </table:table-cell>
          <table:table-cell office:value-type="string" calcext:value-type="string">
            <text:p>2016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9096" calcext:value-type="float">
            <text:p>12.57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1802084192302</text:p>
          </table:table-cell>
          <table:table-cell office:value-type="string" calcext:value-type="string">
            <text:p>2015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76832" calcext:value-type="float">
            <text:p>14.127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1802084192302</text:p>
          </table:table-cell>
          <table:table-cell office:value-type="string" calcext:value-type="string">
            <text:p>2015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1111483871" calcext:value-type="float">
            <text:p>14.5711114838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1802084192302</text:p>
          </table:table-cell>
          <table:table-cell office:value-type="string" calcext:value-type="string">
            <text:p>2015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77008" calcext:value-type="float">
            <text:p>14.217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1802084192302</text:p>
          </table:table-cell>
          <table:table-cell office:value-type="string" calcext:value-type="string">
            <text:p>2015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1511483871" calcext:value-type="float">
            <text:p>13.9615114838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1802084192302</text:p>
          </table:table-cell>
          <table:table-cell office:value-type="string" calcext:value-type="string">
            <text:p>2015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4079483871" calcext:value-type="float">
            <text:p>13.9340794838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1802084192302</text:p>
          </table:table-cell>
          <table:table-cell office:value-type="string" calcext:value-type="string">
            <text:p>2015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91848" calcext:value-type="float">
            <text:p>13.8991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1802084192302</text:p>
          </table:table-cell>
          <table:table-cell office:value-type="string" calcext:value-type="string">
            <text:p>2015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06585" calcext:value-type="float">
            <text:p>13.650658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1802084192302</text:p>
          </table:table-cell>
          <table:table-cell office:value-type="string" calcext:value-type="string">
            <text:p>2015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14264" calcext:value-type="float">
            <text:p>13.2414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1802084192302</text:p>
          </table:table-cell>
          <table:table-cell office:value-type="string" calcext:value-type="string">
            <text:p>2015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661175" calcext:value-type="float">
            <text:p>13.276611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1802084192302</text:p>
          </table:table-cell>
          <table:table-cell office:value-type="string" calcext:value-type="string">
            <text:p>2015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35508571429" calcext:value-type="float">
            <text:p>13.82355085714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1802084192302</text:p>
          </table:table-cell>
          <table:table-cell office:value-type="string" calcext:value-type="string">
            <text:p>2015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436825" calcext:value-type="float">
            <text:p>13.614368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1802084192302</text:p>
          </table:table-cell>
          <table:table-cell office:value-type="string" calcext:value-type="string">
            <text:p>2014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245925" calcext:value-type="float">
            <text:p>14.342459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1802084192302</text:p>
          </table:table-cell>
          <table:table-cell office:value-type="string" calcext:value-type="string">
            <text:p>2014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4656" calcext:value-type="float">
            <text:p>13.884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1802084192302</text:p>
          </table:table-cell>
          <table:table-cell office:value-type="string" calcext:value-type="string">
            <text:p>2014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108925" calcext:value-type="float">
            <text:p>14.811089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1802084192302</text:p>
          </table:table-cell>
          <table:table-cell office:value-type="string" calcext:value-type="string">
            <text:p>2014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79587096774" calcext:value-type="float">
            <text:p>15.00795870967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1802084192302</text:p>
          </table:table-cell>
          <table:table-cell office:value-type="string" calcext:value-type="string">
            <text:p>2014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34069677419" calcext:value-type="float">
            <text:p>14.993406967741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1802084192302</text:p>
          </table:table-cell>
          <table:table-cell office:value-type="string" calcext:value-type="string">
            <text:p>2014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86773333333" calcext:value-type="float">
            <text:p>14.478677333333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1802084192302</text:p>
          </table:table-cell>
          <table:table-cell office:value-type="string" calcext:value-type="string">
            <text:p>2014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98904347826" calcext:value-type="float">
            <text:p>12.20989043478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1802084192302</text:p>
          </table:table-cell>
          <table:table-cell office:value-type="string" calcext:value-type="string">
            <text:p>2014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99032" calcext:value-type="float">
            <text:p>11.569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1802084192302</text:p>
          </table:table-cell>
          <table:table-cell office:value-type="string" calcext:value-type="string">
            <text:p>201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621325" calcext:value-type="float">
            <text:p>13.136213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1802084192302</text:p>
          </table:table-cell>
          <table:table-cell office:value-type="string" calcext:value-type="string">
            <text:p>2014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05371428571" calcext:value-type="float">
            <text:p>13.55053714285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1802084192302</text:p>
          </table:table-cell>
          <table:table-cell office:value-type="string" calcext:value-type="string">
            <text:p>2014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56505" calcext:value-type="float">
            <text:p>13.205650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1802084192302</text:p>
          </table:table-cell>
          <table:table-cell office:value-type="string" calcext:value-type="string">
            <text:p>2013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29512258064" calcext:value-type="float">
            <text:p>14.222951225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1802084192302</text:p>
          </table:table-cell>
          <table:table-cell office:value-type="string" calcext:value-type="string">
            <text:p>2013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58352" calcext:value-type="float">
            <text:p>14.8358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1802084192302</text:p>
          </table:table-cell>
          <table:table-cell office:value-type="string" calcext:value-type="string">
            <text:p>2013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773925" calcext:value-type="float">
            <text:p>14.677739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1802084192302</text:p>
          </table:table-cell>
          <table:table-cell office:value-type="string" calcext:value-type="string">
            <text:p>2013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15872" calcext:value-type="float">
            <text:p>14.121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1802084192302</text:p>
          </table:table-cell>
          <table:table-cell office:value-type="string" calcext:value-type="string">
            <text:p>2013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843775" calcext:value-type="float">
            <text:p>13.408437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1802084192302</text:p>
          </table:table-cell>
          <table:table-cell office:value-type="string" calcext:value-type="string">
            <text:p>2013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312" calcext:value-type="float">
            <text:p>13.5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1802084192302</text:p>
          </table:table-cell>
          <table:table-cell office:value-type="string" calcext:value-type="string">
            <text:p>2013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65427096774" calcext:value-type="float">
            <text:p>14.34654270967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1802084192302</text:p>
          </table:table-cell>
          <table:table-cell office:value-type="string" calcext:value-type="string">
            <text:p>2013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21130322581" calcext:value-type="float">
            <text:p>13.93211303225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1802084192302</text:p>
          </table:table-cell>
          <table:table-cell office:value-type="string" calcext:value-type="string">
            <text:p>2013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64108387097" calcext:value-type="float">
            <text:p>13.586410838709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1802084192302</text:p>
          </table:table-cell>
          <table:table-cell office:value-type="string" calcext:value-type="string">
            <text:p>2013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289725" calcext:value-type="float">
            <text:p>12.512897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1802084192302</text:p>
          </table:table-cell>
          <table:table-cell office:value-type="string" calcext:value-type="string">
            <text:p>2013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66777142857" calcext:value-type="float">
            <text:p>13.586677714285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1802084192302</text:p>
          </table:table-cell>
          <table:table-cell office:value-type="string" calcext:value-type="string">
            <text:p>2013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616875" calcext:value-type="float">
            <text:p>15.066168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1802084192302</text:p>
          </table:table-cell>
          <table:table-cell office:value-type="string" calcext:value-type="string">
            <text:p>2012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53715" calcext:value-type="float">
            <text:p>15.545371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1802084192302</text:p>
          </table:table-cell>
          <table:table-cell office:value-type="string" calcext:value-type="string">
            <text:p>2012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41368" calcext:value-type="float">
            <text:p>15.6741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1802084192302</text:p>
          </table:table-cell>
          <table:table-cell office:value-type="string" calcext:value-type="string">
            <text:p>2012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52875" calcext:value-type="float">
            <text:p>15.63528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1802084192302</text:p>
          </table:table-cell>
          <table:table-cell office:value-type="string" calcext:value-type="string">
            <text:p>2012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41865806452" calcext:value-type="float">
            <text:p>15.7741865806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1802084192302</text:p>
          </table:table-cell>
          <table:table-cell office:value-type="string" calcext:value-type="string">
            <text:p>2012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80616774194" calcext:value-type="float">
            <text:p>15.75806167741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1802084192302</text:p>
          </table:table-cell>
          <table:table-cell office:value-type="string" calcext:value-type="string">
            <text:p>2012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537295483871" calcext:value-type="float">
            <text:p>15.85372954838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1802084192302</text:p>
          </table:table-cell>
          <table:table-cell office:value-type="string" calcext:value-type="string">
            <text:p>2012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09538064516" calcext:value-type="float">
            <text:p>15.5709538064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1802084192302</text:p>
          </table:table-cell>
          <table:table-cell office:value-type="string" calcext:value-type="string">
            <text:p>2012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56792258065" calcext:value-type="float">
            <text:p>15.475679225806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1802084192302</text:p>
          </table:table-cell>
          <table:table-cell office:value-type="string" calcext:value-type="string">
            <text:p>2012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46792258065" calcext:value-type="float">
            <text:p>15.094679225806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1802084192302</text:p>
          </table:table-cell>
          <table:table-cell office:value-type="string" calcext:value-type="string">
            <text:p>2012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230125" calcext:value-type="float">
            <text:p>14.602301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1802084192302</text:p>
          </table:table-cell>
          <table:table-cell office:value-type="string" calcext:value-type="string">
            <text:p>2012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66444137931" calcext:value-type="float">
            <text:p>14.746644413793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1802084192302</text:p>
          </table:table-cell>
          <table:table-cell office:value-type="string" calcext:value-type="string">
            <text:p>2012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8624" calcext:value-type="float">
            <text:p>14.898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1802084192302</text:p>
          </table:table-cell>
          <table:table-cell office:value-type="string" calcext:value-type="string">
            <text:p>2011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23192258065" calcext:value-type="float">
            <text:p>15.262319225806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1802084192302</text:p>
          </table:table-cell>
          <table:table-cell office:value-type="string" calcext:value-type="string">
            <text:p>2011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3088" calcext:value-type="float">
            <text:p>15.56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1802084192302</text:p>
          </table:table-cell>
          <table:table-cell office:value-type="string" calcext:value-type="string">
            <text:p>2011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8526" calcext:value-type="float">
            <text:p>15.6385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1802084192302</text:p>
          </table:table-cell>
          <table:table-cell office:value-type="string" calcext:value-type="string">
            <text:p>2011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79872" calcext:value-type="float">
            <text:p>15.797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1802084192302</text:p>
          </table:table-cell>
          <table:table-cell office:value-type="string" calcext:value-type="string">
            <text:p>2011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71943225806" calcext:value-type="float">
            <text:p>15.62719432258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1802084192302</text:p>
          </table:table-cell>
          <table:table-cell office:value-type="string" calcext:value-type="string">
            <text:p>2011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19927272727" calcext:value-type="float">
            <text:p>15.481992727272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1802084192302</text:p>
          </table:table-cell>
          <table:table-cell office:value-type="string" calcext:value-type="string">
            <text:p>2011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99300645161" calcext:value-type="float">
            <text:p>15.589930064516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1802084192302</text:p>
          </table:table-cell>
          <table:table-cell office:value-type="string" calcext:value-type="string">
            <text:p>2011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26260645161" calcext:value-type="float">
            <text:p>15.062626064516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1802084192302</text:p>
          </table:table-cell>
          <table:table-cell office:value-type="string" calcext:value-type="string">
            <text:p>2011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52185806452" calcext:value-type="float">
            <text:p>14.1252185806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1802084192302</text:p>
          </table:table-cell>
          <table:table-cell office:value-type="string" calcext:value-type="string">
            <text:p>2011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9563" calcext:value-type="float">
            <text:p>14.02956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1802084192302</text:p>
          </table:table-cell>
          <table:table-cell office:value-type="string" calcext:value-type="string">
            <text:p>2011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48325714286" calcext:value-type="float">
            <text:p>13.95483257142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1802084192302</text:p>
          </table:table-cell>
          <table:table-cell office:value-type="string" calcext:value-type="string">
            <text:p>2011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868175" calcext:value-type="float">
            <text:p>14.598681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1802084192302</text:p>
          </table:table-cell>
          <table:table-cell office:value-type="string" calcext:value-type="string">
            <text:p>2010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6521" calcext:value-type="float">
            <text:p>14.83652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1802084192302</text:p>
          </table:table-cell>
          <table:table-cell office:value-type="string" calcext:value-type="string">
            <text:p>2010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9696" calcext:value-type="float">
            <text:p>14.839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1802084192302</text:p>
          </table:table-cell>
          <table:table-cell office:value-type="string" calcext:value-type="string">
            <text:p>2010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84635" calcext:value-type="float">
            <text:p>15.138463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1802084192302</text:p>
          </table:table-cell>
          <table:table-cell office:value-type="string" calcext:value-type="string">
            <text:p>2010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94112" calcext:value-type="float">
            <text:p>14.999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1802084192302</text:p>
          </table:table-cell>
          <table:table-cell office:value-type="string" calcext:value-type="string">
            <text:p>2010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30023225807" calcext:value-type="float">
            <text:p>14.853002322580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1802084192302</text:p>
          </table:table-cell>
          <table:table-cell office:value-type="string" calcext:value-type="string">
            <text:p>2010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2152516129" calcext:value-type="float">
            <text:p>14.5921525161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1802084192302</text:p>
          </table:table-cell>
          <table:table-cell office:value-type="string" calcext:value-type="string">
            <text:p>2010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9504516129" calcext:value-type="float">
            <text:p>13.9795045161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1802084192302</text:p>
          </table:table-cell>
          <table:table-cell office:value-type="string" calcext:value-type="string">
            <text:p>2010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6598" calcext:value-type="float">
            <text:p>13.1665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1802084192302</text:p>
          </table:table-cell>
          <table:table-cell office:value-type="string" calcext:value-type="string">
            <text:p>2010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56361290323" calcext:value-type="float">
            <text:p>13.385636129032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1802084192302</text:p>
          </table:table-cell>
          <table:table-cell office:value-type="string" calcext:value-type="string">
            <text:p>2010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50420645161" calcext:value-type="float">
            <text:p>12.295042064516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1802084192302</text:p>
          </table:table-cell>
          <table:table-cell office:value-type="string" calcext:value-type="string">
            <text:p>2010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42451428571" calcext:value-type="float">
            <text:p>11.21424514285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1802084192302</text:p>
          </table:table-cell>
          <table:table-cell office:value-type="string" calcext:value-type="string">
            <text:p>2010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795325" calcext:value-type="float">
            <text:p>11.817953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1802084192302</text:p>
          </table:table-cell>
          <table:table-cell office:value-type="string" calcext:value-type="string">
            <text:p>2009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97336774194" calcext:value-type="float">
            <text:p>11.60973367741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1802084192302</text:p>
          </table:table-cell>
          <table:table-cell office:value-type="string" calcext:value-type="string">
            <text:p>2009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30416" calcext:value-type="float">
            <text:p>13.363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1802084192302</text:p>
          </table:table-cell>
          <table:table-cell office:value-type="string" calcext:value-type="string">
            <text:p>2009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756275" calcext:value-type="float">
            <text:p>14.027562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1802084192302</text:p>
          </table:table-cell>
          <table:table-cell office:value-type="string" calcext:value-type="string">
            <text:p>2009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2696516129" calcext:value-type="float">
            <text:p>14.3726965161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1802084192302</text:p>
          </table:table-cell>
          <table:table-cell office:value-type="string" calcext:value-type="string">
            <text:p>2009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489425" calcext:value-type="float">
            <text:p>14.774894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1802084192302</text:p>
          </table:table-cell>
          <table:table-cell office:value-type="string" calcext:value-type="string">
            <text:p>2009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440425" calcext:value-type="float">
            <text:p>14.664404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1802084192302</text:p>
          </table:table-cell>
          <table:table-cell office:value-type="string" calcext:value-type="string">
            <text:p>2009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36110967742" calcext:value-type="float">
            <text:p>13.87361109677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1802084192302</text:p>
          </table:table-cell>
          <table:table-cell office:value-type="string" calcext:value-type="string">
            <text:p>2009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15473548387" calcext:value-type="float">
            <text:p>13.191547354838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1802084192302</text:p>
          </table:table-cell>
          <table:table-cell office:value-type="string" calcext:value-type="string">
            <text:p>2009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03156923077" calcext:value-type="float">
            <text:p>10.380315692307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1802084192302</text:p>
          </table:table-cell>
          <table:table-cell office:value-type="string" calcext:value-type="string">
            <text:p>2009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44562580645" calcext:value-type="float">
            <text:p>13.38445625806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1802084192302</text:p>
          </table:table-cell>
          <table:table-cell office:value-type="string" calcext:value-type="string">
            <text:p>2009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74300689655" calcext:value-type="float">
            <text:p>14.43743006896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1802084192302</text:p>
          </table:table-cell>
          <table:table-cell office:value-type="string" calcext:value-type="string">
            <text:p>2009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138025" calcext:value-type="float">
            <text:p>14.091380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1802084192302</text:p>
          </table:table-cell>
          <table:table-cell office:value-type="string" calcext:value-type="string">
            <text:p>2008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03029677419" calcext:value-type="float">
            <text:p>13.780302967741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1802084192302</text:p>
          </table:table-cell>
          <table:table-cell office:value-type="string" calcext:value-type="string">
            <text:p>2008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07814193548" calcext:value-type="float">
            <text:p>14.8307814193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1802084192302</text:p>
          </table:table-cell>
          <table:table-cell office:value-type="string" calcext:value-type="string">
            <text:p>2008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578525" calcext:value-type="float">
            <text:p>15.045785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1802084192302</text:p>
          </table:table-cell>
          <table:table-cell office:value-type="string" calcext:value-type="string">
            <text:p>2008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4832" calcext:value-type="float">
            <text:p>14.784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1802084192302</text:p>
          </table:table-cell>
          <table:table-cell office:value-type="string" calcext:value-type="string">
            <text:p>2008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02032" calcext:value-type="float">
            <text:p>13.9702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1802084192302</text:p>
          </table:table-cell>
          <table:table-cell office:value-type="string" calcext:value-type="string">
            <text:p>2008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50897391304" calcext:value-type="float">
            <text:p>15.3450897391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1802084192302</text:p>
          </table:table-cell>
          <table:table-cell office:value-type="string" calcext:value-type="string">
            <text:p>2008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8984" calcext:value-type="float">
            <text:p>15.23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1802084192302</text:p>
          </table:table-cell>
          <table:table-cell office:value-type="string" calcext:value-type="string">
            <text:p>2008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48129032258" calcext:value-type="float">
            <text:p>14.66481290322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1802084192302</text:p>
          </table:table-cell>
          <table:table-cell office:value-type="string" calcext:value-type="string">
            <text:p>2008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65736" calcext:value-type="float">
            <text:p>13.936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1802084192302</text:p>
          </table:table-cell>
          <table:table-cell office:value-type="string" calcext:value-type="string">
            <text:p>2008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78049032258" calcext:value-type="float">
            <text:p>13.45780490322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1802084192302</text:p>
          </table:table-cell>
          <table:table-cell office:value-type="string" calcext:value-type="string">
            <text:p>2008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37506206897" calcext:value-type="float">
            <text:p>13.533750620689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1802084192302</text:p>
          </table:table-cell>
          <table:table-cell office:value-type="string" calcext:value-type="string">
            <text:p>2008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29205" calcext:value-type="float">
            <text:p>14.222920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1802084192302</text:p>
          </table:table-cell>
          <table:table-cell office:value-type="string" calcext:value-type="string">
            <text:p>2007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76461935484" calcext:value-type="float">
            <text:p>15.1376461935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1802084192302</text:p>
          </table:table-cell>
          <table:table-cell office:value-type="string" calcext:value-type="string">
            <text:p>2007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14859354839" calcext:value-type="float">
            <text:p>15.551485935483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1802084192302</text:p>
          </table:table-cell>
          <table:table-cell office:value-type="string" calcext:value-type="string">
            <text:p>2007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9654" calcext:value-type="float">
            <text:p>15.5196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1802084192302</text:p>
          </table:table-cell>
          <table:table-cell office:value-type="string" calcext:value-type="string">
            <text:p>2007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0528" calcext:value-type="float">
            <text:p>15.40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1802084192302</text:p>
          </table:table-cell>
          <table:table-cell office:value-type="string" calcext:value-type="string">
            <text:p>2007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96615" calcext:value-type="float">
            <text:p>15.579661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1802084192302</text:p>
          </table:table-cell>
          <table:table-cell office:value-type="string" calcext:value-type="string">
            <text:p>2007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830675" calcext:value-type="float">
            <text:p>15.408306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1802084192302</text:p>
          </table:table-cell>
          <table:table-cell office:value-type="string" calcext:value-type="string">
            <text:p>2007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54941935484" calcext:value-type="float">
            <text:p>15.4454941935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1802084192302</text:p>
          </table:table-cell>
          <table:table-cell office:value-type="string" calcext:value-type="string">
            <text:p>2007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96820645161" calcext:value-type="float">
            <text:p>15.129682064516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1802084192302</text:p>
          </table:table-cell>
          <table:table-cell office:value-type="string" calcext:value-type="string">
            <text:p>2007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63255384615" calcext:value-type="float">
            <text:p>14.386325538461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1802084192302</text:p>
          </table:table-cell>
          <table:table-cell office:value-type="string" calcext:value-type="string">
            <text:p>2007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36" calcext:value-type="float">
            <text:p>13.5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1802084192302</text:p>
          </table:table-cell>
          <table:table-cell office:value-type="string" calcext:value-type="string">
            <text:p>2007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32665" calcext:value-type="float">
            <text:p>13.943266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1802084192302</text:p>
          </table:table-cell>
          <table:table-cell office:value-type="string" calcext:value-type="string">
            <text:p>2006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27535483871" calcext:value-type="float">
            <text:p>14.90275354838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1802084192302</text:p>
          </table:table-cell>
          <table:table-cell office:value-type="string" calcext:value-type="string">
            <text:p>2006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52580645161" calcext:value-type="float">
            <text:p>14.785258064516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1802084192302</text:p>
          </table:table-cell>
          <table:table-cell office:value-type="string" calcext:value-type="string">
            <text:p>2006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04221935484" calcext:value-type="float">
            <text:p>15.2504221935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1802084192302</text:p>
          </table:table-cell>
          <table:table-cell office:value-type="string" calcext:value-type="string">
            <text:p>2006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22962580645" calcext:value-type="float">
            <text:p>15.15229625806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1802084192302</text:p>
          </table:table-cell>
          <table:table-cell office:value-type="string" calcext:value-type="string">
            <text:p>2006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53315" calcext:value-type="float">
            <text:p>15.225331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1802084192302</text:p>
          </table:table-cell>
          <table:table-cell office:value-type="string" calcext:value-type="string">
            <text:p>2006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30555" calcext:value-type="float">
            <text:p>15.30305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1802084192302</text:p>
          </table:table-cell>
          <table:table-cell office:value-type="string" calcext:value-type="string">
            <text:p>2006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98557419355" calcext:value-type="float">
            <text:p>15.01985574193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1802084192302</text:p>
          </table:table-cell>
          <table:table-cell office:value-type="string" calcext:value-type="string">
            <text:p>2006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39630967742" calcext:value-type="float">
            <text:p>14.40396309677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1802084192302</text:p>
          </table:table-cell>
          <table:table-cell office:value-type="string" calcext:value-type="string">
            <text:p>2006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01001290323" calcext:value-type="float">
            <text:p>14.050100129032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1802084192302</text:p>
          </table:table-cell>
          <table:table-cell office:value-type="string" calcext:value-type="string">
            <text:p>2006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11825" calcext:value-type="float">
            <text:p>13.27118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1802084192302</text:p>
          </table:table-cell>
          <table:table-cell office:value-type="string" calcext:value-type="string">
            <text:p>2006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89291428571" calcext:value-type="float">
            <text:p>13.63892914285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1802084192302</text:p>
          </table:table-cell>
          <table:table-cell office:value-type="string" calcext:value-type="string">
            <text:p>2006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4753" calcext:value-type="float">
            <text:p>13.64475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1802084192302</text:p>
          </table:table-cell>
          <table:table-cell office:value-type="string" calcext:value-type="string">
            <text:p>2005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34949677419" calcext:value-type="float">
            <text:p>14.173494967741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1802084192302</text:p>
          </table:table-cell>
          <table:table-cell office:value-type="string" calcext:value-type="string">
            <text:p>2005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74619354839" calcext:value-type="float">
            <text:p>14.597461935483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1802084192302</text:p>
          </table:table-cell>
          <table:table-cell office:value-type="string" calcext:value-type="string">
            <text:p>2005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13950967742" calcext:value-type="float">
            <text:p>14.43139509677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1802084192302</text:p>
          </table:table-cell>
          <table:table-cell office:value-type="string" calcext:value-type="string">
            <text:p>2005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55889032258" calcext:value-type="float">
            <text:p>14.01558890322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1802084192302</text:p>
          </table:table-cell>
          <table:table-cell office:value-type="string" calcext:value-type="string">
            <text:p>2005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734" calcext:value-type="float">
            <text:p>13.007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1802084192302</text:p>
          </table:table-cell>
          <table:table-cell office:value-type="string" calcext:value-type="string">
            <text:p>2005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04985263158" calcext:value-type="float">
            <text:p>12.29049852631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1802084192302</text:p>
          </table:table-cell>
          <table:table-cell office:value-type="string" calcext:value-type="string">
            <text:p>2005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85152" calcext:value-type="float">
            <text:p>13.418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1802084192302</text:p>
          </table:table-cell>
          <table:table-cell office:value-type="string" calcext:value-type="string">
            <text:p>2005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095733333333" calcext:value-type="float">
            <text:p>8.5909573333333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1802084192302</text:p>
          </table:table-cell>
          <table:table-cell office:value-type="string" calcext:value-type="string">
            <text:p>2005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55207741936" calcext:value-type="float">
            <text:p>13.175520774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1802084192302</text:p>
          </table:table-cell>
          <table:table-cell office:value-type="string" calcext:value-type="string">
            <text:p>2005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69925517241" calcext:value-type="float">
            <text:p>13.616992551724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1802084192302</text:p>
          </table:table-cell>
          <table:table-cell office:value-type="string" calcext:value-type="string">
            <text:p>2005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412" calcext:value-type="float">
            <text:p>13.91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1802084192302</text:p>
          </table:table-cell>
          <table:table-cell office:value-type="string" calcext:value-type="string">
            <text:p>2004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97956363636" calcext:value-type="float">
            <text:p>14.0897956363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1802084192302</text:p>
          </table:table-cell>
          <table:table-cell office:value-type="string" calcext:value-type="string">
            <text:p>2004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66534193548" calcext:value-type="float">
            <text:p>13.8066534193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1802084192302</text:p>
          </table:table-cell>
          <table:table-cell office:value-type="string" calcext:value-type="string">
            <text:p>2004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19517419355" calcext:value-type="float">
            <text:p>13.50195174193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1802084192302</text:p>
          </table:table-cell>
          <table:table-cell office:value-type="string" calcext:value-type="string">
            <text:p>2004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071075" calcext:value-type="float">
            <text:p>14.830710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1802084192302</text:p>
          </table:table-cell>
          <table:table-cell office:value-type="string" calcext:value-type="string">
            <text:p>2004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36273548387" calcext:value-type="float">
            <text:p>14.593627354838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1802084192302</text:p>
          </table:table-cell>
          <table:table-cell office:value-type="string" calcext:value-type="string">
            <text:p>2004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24647741936" calcext:value-type="float">
            <text:p>14.632464774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1802084192302</text:p>
          </table:table-cell>
          <table:table-cell office:value-type="string" calcext:value-type="string">
            <text:p>2004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55708387097" calcext:value-type="float">
            <text:p>14.485570838709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1802084192302</text:p>
          </table:table-cell>
          <table:table-cell office:value-type="string" calcext:value-type="string">
            <text:p>2004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88792258065" calcext:value-type="float">
            <text:p>14.408879225806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1802084192302</text:p>
          </table:table-cell>
          <table:table-cell office:value-type="string" calcext:value-type="string">
            <text:p>200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51207741935" calcext:value-type="float">
            <text:p>13.785120774193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1802084192302</text:p>
          </table:table-cell>
          <table:table-cell office:value-type="string" calcext:value-type="string">
            <text:p>2004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07584" calcext:value-type="float">
            <text:p>13.230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1802084192302</text:p>
          </table:table-cell>
          <table:table-cell office:value-type="string" calcext:value-type="string">
            <text:p>2004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541825" calcext:value-type="float">
            <text:p>14.395418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1802084192302</text:p>
          </table:table-cell>
          <table:table-cell office:value-type="string" calcext:value-type="string">
            <text:p>2003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23032258064" calcext:value-type="float">
            <text:p>14.372303225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1802084192302</text:p>
          </table:table-cell>
          <table:table-cell office:value-type="string" calcext:value-type="string">
            <text:p>2003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97704" calcext:value-type="float">
            <text:p>14.4697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1802084192302</text:p>
          </table:table-cell>
          <table:table-cell office:value-type="string" calcext:value-type="string">
            <text:p>2003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988625" calcext:value-type="float">
            <text:p>14.329886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1802084192302</text:p>
          </table:table-cell>
          <table:table-cell office:value-type="string" calcext:value-type="string">
            <text:p>2003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14363870968" calcext:value-type="float">
            <text:p>13.901436387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1802084192302</text:p>
          </table:table-cell>
          <table:table-cell office:value-type="string" calcext:value-type="string">
            <text:p>2003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114625" calcext:value-type="float">
            <text:p>12.981146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1802084192302</text:p>
          </table:table-cell>
          <table:table-cell office:value-type="string" calcext:value-type="string">
            <text:p>2003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6791" calcext:value-type="float">
            <text:p>13.18679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1802084192302</text:p>
          </table:table-cell>
          <table:table-cell office:value-type="string" calcext:value-type="string">
            <text:p>2003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5191483871" calcext:value-type="float">
            <text:p>12.9251914838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1802084192302</text:p>
          </table:table-cell>
          <table:table-cell office:value-type="string" calcext:value-type="string">
            <text:p>2003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640525" calcext:value-type="float">
            <text:p>12.386405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1802084192302</text:p>
          </table:table-cell>
          <table:table-cell office:value-type="string" calcext:value-type="string">
            <text:p>2003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45615483871" calcext:value-type="float">
            <text:p>12.60456154838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1802084192302</text:p>
          </table:table-cell>
          <table:table-cell office:value-type="string" calcext:value-type="string">
            <text:p>2003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5157" calcext:value-type="float">
            <text:p>12.30515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1802084192302</text:p>
          </table:table-cell>
          <table:table-cell office:value-type="string" calcext:value-type="string">
            <text:p>2003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54874482759" calcext:value-type="float">
            <text:p>13.845487448275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1802084192302</text:p>
          </table:table-cell>
          <table:table-cell office:value-type="string" calcext:value-type="string">
            <text:p>2003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491075" calcext:value-type="float">
            <text:p>14.144910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1802084192302</text:p>
          </table:table-cell>
          <table:table-cell office:value-type="string" calcext:value-type="string">
            <text:p>2002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98335483871" calcext:value-type="float">
            <text:p>14.39983354838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1802084192302</text:p>
          </table:table-cell>
          <table:table-cell office:value-type="string" calcext:value-type="string">
            <text:p>2002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82952258065" calcext:value-type="float">
            <text:p>14.308295225806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1802084192302</text:p>
          </table:table-cell>
          <table:table-cell office:value-type="string" calcext:value-type="string">
            <text:p>2002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04525" calcext:value-type="float">
            <text:p>15.05045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1802084192302</text:p>
          </table:table-cell>
          <table:table-cell office:value-type="string" calcext:value-type="string">
            <text:p>2002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1244" calcext:value-type="float">
            <text:p>15.541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1802084192302</text:p>
          </table:table-cell>
          <table:table-cell office:value-type="string" calcext:value-type="string">
            <text:p>2002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252025" calcext:value-type="float">
            <text:p>15.592520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1802084192302</text:p>
          </table:table-cell>
          <table:table-cell office:value-type="string" calcext:value-type="string">
            <text:p>2002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687675" calcext:value-type="float">
            <text:p>15.396876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1802084192302</text:p>
          </table:table-cell>
          <table:table-cell office:value-type="string" calcext:value-type="string">
            <text:p>2002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77383225807" calcext:value-type="float">
            <text:p>15.407738322580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1802084192302</text:p>
          </table:table-cell>
          <table:table-cell office:value-type="string" calcext:value-type="string">
            <text:p>2002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54745" calcext:value-type="float">
            <text:p>14.84547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1802084192302</text:p>
          </table:table-cell>
          <table:table-cell office:value-type="string" calcext:value-type="string">
            <text:p>2002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05682580645" calcext:value-type="float">
            <text:p>14.28056825806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1802084192302</text:p>
          </table:table-cell>
          <table:table-cell office:value-type="string" calcext:value-type="string">
            <text:p>2002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99715" calcext:value-type="float">
            <text:p>14.249971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1802084192302</text:p>
          </table:table-cell>
          <table:table-cell office:value-type="string" calcext:value-type="string">
            <text:p>2002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19776551724" calcext:value-type="float">
            <text:p>14.5619776551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1802084192302</text:p>
          </table:table-cell>
          <table:table-cell office:value-type="string" calcext:value-type="string">
            <text:p>2002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29165" calcext:value-type="float">
            <text:p>14.952916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1802084192302</text:p>
          </table:table-cell>
          <table:table-cell office:value-type="string" calcext:value-type="string">
            <text:p>2001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64201290323" calcext:value-type="float">
            <text:p>15.086420129032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1802084192302</text:p>
          </table:table-cell>
          <table:table-cell office:value-type="string" calcext:value-type="string">
            <text:p>2001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51703225807" calcext:value-type="float">
            <text:p>15.435170322580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1802084192302</text:p>
          </table:table-cell>
          <table:table-cell office:value-type="string" calcext:value-type="string">
            <text:p>2001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9723" calcext:value-type="float">
            <text:p>15.30972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1802084192302</text:p>
          </table:table-cell>
          <table:table-cell office:value-type="string" calcext:value-type="string">
            <text:p>2001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82856" calcext:value-type="float">
            <text:p>15.188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1802084192302</text:p>
          </table:table-cell>
          <table:table-cell office:value-type="string" calcext:value-type="string">
            <text:p>2001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2558" calcext:value-type="float">
            <text:p>15.1325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1802084192302</text:p>
          </table:table-cell>
          <table:table-cell office:value-type="string" calcext:value-type="string">
            <text:p>2001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545075" calcext:value-type="float">
            <text:p>14.655450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1802084192302</text:p>
          </table:table-cell>
          <table:table-cell office:value-type="string" calcext:value-type="string">
            <text:p>2001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42988387097" calcext:value-type="float">
            <text:p>14.214298838709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1802084192302</text:p>
          </table:table-cell>
          <table:table-cell office:value-type="string" calcext:value-type="string">
            <text:p>2001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886725" calcext:value-type="float">
            <text:p>14.558867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1802084192302</text:p>
          </table:table-cell>
          <table:table-cell office:value-type="string" calcext:value-type="string">
            <text:p>2001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74123870968" calcext:value-type="float">
            <text:p>12.947412387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1802084192302</text:p>
          </table:table-cell>
          <table:table-cell office:value-type="string" calcext:value-type="string">
            <text:p>2001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0986" calcext:value-type="float">
            <text:p>12.4609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1802084192302</text:p>
          </table:table-cell>
          <table:table-cell office:value-type="string" calcext:value-type="string">
            <text:p>2001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79848275862" calcext:value-type="float">
            <text:p>14.48798482758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1802084192302</text:p>
          </table:table-cell>
          <table:table-cell office:value-type="string" calcext:value-type="string">
            <text:p>2001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9039" calcext:value-type="float">
            <text:p>14.40903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1802084192302</text:p>
          </table:table-cell>
          <table:table-cell office:value-type="string" calcext:value-type="string">
            <text:p>2000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84562580645" calcext:value-type="float">
            <text:p>14.90845625806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1802084192302</text:p>
          </table:table-cell>
          <table:table-cell office:value-type="string" calcext:value-type="string">
            <text:p>2000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7536516129" calcext:value-type="float">
            <text:p>14.9975365161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1802084192302</text:p>
          </table:table-cell>
          <table:table-cell office:value-type="string" calcext:value-type="string">
            <text:p>2000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763125" calcext:value-type="float">
            <text:p>15.337631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1802084192302</text:p>
          </table:table-cell>
          <table:table-cell office:value-type="string" calcext:value-type="string">
            <text:p>2000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38056774194" calcext:value-type="float">
            <text:p>15.23380567741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1802084192302</text:p>
          </table:table-cell>
          <table:table-cell office:value-type="string" calcext:value-type="string">
            <text:p>2000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64625454546" calcext:value-type="float">
            <text:p>15.54646254545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1802084192302</text:p>
          </table:table-cell>
          <table:table-cell office:value-type="string" calcext:value-type="string">
            <text:p>2000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07005" calcext:value-type="float">
            <text:p>15.510700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1802084192302</text:p>
          </table:table-cell>
          <table:table-cell office:value-type="string" calcext:value-type="string">
            <text:p>2000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9895483871" calcext:value-type="float">
            <text:p>15.5098954838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1802084192302</text:p>
          </table:table-cell>
          <table:table-cell office:value-type="string" calcext:value-type="string">
            <text:p>2000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88838709677" calcext:value-type="float">
            <text:p>15.158883870967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1802084192302</text:p>
          </table:table-cell>
          <table:table-cell office:value-type="string" calcext:value-type="string">
            <text:p>2000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81971612903" calcext:value-type="float">
            <text:p>14.138197161290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1802084192302</text:p>
          </table:table-cell>
          <table:table-cell office:value-type="string" calcext:value-type="string">
            <text:p>2000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08325" calcext:value-type="float">
            <text:p>14.28083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1802084192302</text:p>
          </table:table-cell>
          <table:table-cell office:value-type="string" calcext:value-type="string">
            <text:p>2000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3324" calcext:value-type="float">
            <text:p>14.4033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1802084192302</text:p>
          </table:table-cell>
          <table:table-cell office:value-type="string" calcext:value-type="string">
            <text:p>2000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144525" calcext:value-type="float">
            <text:p>14.611445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1802084192302</text:p>
          </table:table-cell>
          <table:table-cell office:value-type="string" calcext:value-type="string">
            <text:p>1999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424" calcext:value-type="float">
            <text:p>14.87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1802084192302</text:p>
          </table:table-cell>
          <table:table-cell office:value-type="string" calcext:value-type="string">
            <text:p>1999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72934193548" calcext:value-type="float">
            <text:p>15.1172934193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1802084192302</text:p>
          </table:table-cell>
          <table:table-cell office:value-type="string" calcext:value-type="string">
            <text:p>1999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13243636364" calcext:value-type="float">
            <text:p>15.1913243636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1802084192302</text:p>
          </table:table-cell>
          <table:table-cell office:value-type="string" calcext:value-type="string">
            <text:p>1999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77383225807" calcext:value-type="float">
            <text:p>15.407738322580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1802084192302</text:p>
          </table:table-cell>
          <table:table-cell office:value-type="string" calcext:value-type="string">
            <text:p>1999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97995" calcext:value-type="float">
            <text:p>15.159799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1802084192302</text:p>
          </table:table-cell>
          <table:table-cell office:value-type="string" calcext:value-type="string">
            <text:p>1999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43755" calcext:value-type="float">
            <text:p>14.43437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1802084192302</text:p>
          </table:table-cell>
          <table:table-cell office:value-type="string" calcext:value-type="string">
            <text:p>1999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30252903226" calcext:value-type="float">
            <text:p>14.96302529032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1802084192302</text:p>
          </table:table-cell>
          <table:table-cell office:value-type="string" calcext:value-type="string">
            <text:p>1999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03085" calcext:value-type="float">
            <text:p>14.660308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1802084192302</text:p>
          </table:table-cell>
          <table:table-cell office:value-type="string" calcext:value-type="string">
            <text:p>1999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6496516129" calcext:value-type="float">
            <text:p>14.2964965161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1802084192302</text:p>
          </table:table-cell>
          <table:table-cell office:value-type="string" calcext:value-type="string">
            <text:p>1999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506875" calcext:value-type="float">
            <text:p>13.885068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1802084192302</text:p>
          </table:table-cell>
          <table:table-cell office:value-type="string" calcext:value-type="string">
            <text:p>1999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03732413793" calcext:value-type="float">
            <text:p>13.470373241379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1802084192302</text:p>
          </table:table-cell>
          <table:table-cell office:value-type="string" calcext:value-type="string">
            <text:p>1999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013325" calcext:value-type="float">
            <text:p>14.020133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1802084192302</text:p>
          </table:table-cell>
          <table:table-cell office:value-type="string" calcext:value-type="string">
            <text:p>1998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086375" calcext:value-type="float">
            <text:p>14.530863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1802084192302</text:p>
          </table:table-cell>
          <table:table-cell office:value-type="string" calcext:value-type="string">
            <text:p>1998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98683870968" calcext:value-type="float">
            <text:p>14.309868387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1802084192302</text:p>
          </table:table-cell>
          <table:table-cell office:value-type="string" calcext:value-type="string">
            <text:p>1998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64043870968" calcext:value-type="float">
            <text:p>14.026404387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1802084192302</text:p>
          </table:table-cell>
          <table:table-cell office:value-type="string" calcext:value-type="string">
            <text:p>1998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1996" calcext:value-type="float">
            <text:p>14.1919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1802084192302</text:p>
          </table:table-cell>
          <table:table-cell office:value-type="string" calcext:value-type="string">
            <text:p>1998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31705806452" calcext:value-type="float">
            <text:p>14.5031705806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1802084192302</text:p>
          </table:table-cell>
          <table:table-cell office:value-type="string" calcext:value-type="string">
            <text:p>1998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87287741936" calcext:value-type="float">
            <text:p>14.458728774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1802084192302</text:p>
          </table:table-cell>
          <table:table-cell office:value-type="string" calcext:value-type="string">
            <text:p>1998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2072516129" calcext:value-type="float">
            <text:p>13.9520725161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1802084192302</text:p>
          </table:table-cell>
          <table:table-cell office:value-type="string" calcext:value-type="string">
            <text:p>1998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2431" calcext:value-type="float">
            <text:p>12.59243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1802084192302</text:p>
          </table:table-cell>
          <table:table-cell office:value-type="string" calcext:value-type="string">
            <text:p>1998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16945" calcext:value-type="float">
            <text:p>11.27169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1802084192302</text:p>
          </table:table-cell>
          <table:table-cell office:value-type="string" calcext:value-type="string">
            <text:p>1998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4424" calcext:value-type="float">
            <text:p>10.50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1802084192302</text:p>
          </table:table-cell>
          <table:table-cell office:value-type="string" calcext:value-type="string">
            <text:p>1998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19473103448" calcext:value-type="float">
            <text:p>10.7719473103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1802084192302</text:p>
          </table:table-cell>
          <table:table-cell office:value-type="string" calcext:value-type="string">
            <text:p>1998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912525" calcext:value-type="float">
            <text:p>11.289125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1802084192302</text:p>
          </table:table-cell>
          <table:table-cell office:value-type="string" calcext:value-type="string">
            <text:p>1997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29894193548" calcext:value-type="float">
            <text:p>11.9229894193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1802084192302</text:p>
          </table:table-cell>
          <table:table-cell office:value-type="string" calcext:value-type="string">
            <text:p>1997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49014193548" calcext:value-type="float">
            <text:p>13.5049014193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1802084192302</text:p>
          </table:table-cell>
          <table:table-cell office:value-type="string" calcext:value-type="string">
            <text:p>1997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86755" calcext:value-type="float">
            <text:p>14.54867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1802084192302</text:p>
          </table:table-cell>
          <table:table-cell office:value-type="string" calcext:value-type="string">
            <text:p>1997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38521290323" calcext:value-type="float">
            <text:p>15.113852129032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1802084192302</text:p>
          </table:table-cell>
          <table:table-cell office:value-type="string" calcext:value-type="string">
            <text:p>1997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19065" calcext:value-type="float">
            <text:p>14.491906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1802084192302</text:p>
          </table:table-cell>
          <table:table-cell office:value-type="string" calcext:value-type="string">
            <text:p>1997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255325" calcext:value-type="float">
            <text:p>14.332553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1802084192302</text:p>
          </table:table-cell>
          <table:table-cell office:value-type="string" calcext:value-type="string">
            <text:p>1997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72547096774" calcext:value-type="float">
            <text:p>13.94725470967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1802084192302</text:p>
          </table:table-cell>
          <table:table-cell office:value-type="string" calcext:value-type="string">
            <text:p>1997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6173" calcext:value-type="float">
            <text:p>13.57617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1802084192302</text:p>
          </table:table-cell>
          <table:table-cell office:value-type="string" calcext:value-type="string">
            <text:p>1997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00655483871" calcext:value-type="float">
            <text:p>13.97006554838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1802084192302</text:p>
          </table:table-cell>
          <table:table-cell office:value-type="string" calcext:value-type="string">
            <text:p>1997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6073" calcext:value-type="float">
            <text:p>12.77607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1802084192302</text:p>
          </table:table-cell>
          <table:table-cell office:value-type="string" calcext:value-type="string">
            <text:p>1997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30866206897" calcext:value-type="float">
            <text:p>12.793086620689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1802084192302</text:p>
          </table:table-cell>
          <table:table-cell office:value-type="string" calcext:value-type="string">
            <text:p>1997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81545" calcext:value-type="float">
            <text:p>13.42815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1802084192302</text:p>
          </table:table-cell>
          <table:table-cell office:value-type="string" calcext:value-type="string">
            <text:p>1996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483925" calcext:value-type="float">
            <text:p>14.334839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1802084192302</text:p>
          </table:table-cell>
          <table:table-cell office:value-type="string" calcext:value-type="string">
            <text:p>1996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82336" calcext:value-type="float">
            <text:p>14.518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1802084192302</text:p>
          </table:table-cell>
          <table:table-cell office:value-type="string" calcext:value-type="string">
            <text:p>1996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972575" calcext:value-type="float">
            <text:p>14.569725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1802084192302</text:p>
          </table:table-cell>
          <table:table-cell office:value-type="string" calcext:value-type="string">
            <text:p>1996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62365" calcext:value-type="float">
            <text:p>14.846236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1802084192302</text:p>
          </table:table-cell>
          <table:table-cell office:value-type="string" calcext:value-type="string">
            <text:p>1996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327625" calcext:value-type="float">
            <text:p>14.783276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1802084192302</text:p>
          </table:table-cell>
          <table:table-cell office:value-type="string" calcext:value-type="string">
            <text:p>1996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67448" calcext:value-type="float">
            <text:p>14.696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1802084192302</text:p>
          </table:table-cell>
          <table:table-cell office:value-type="string" calcext:value-type="string">
            <text:p>1996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74392" calcext:value-type="float">
            <text:p>14.2074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1802084192302</text:p>
          </table:table-cell>
          <table:table-cell office:value-type="string" calcext:value-type="string">
            <text:p>1996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1151" calcext:value-type="float">
            <text:p>13.78115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1802084192302</text:p>
          </table:table-cell>
          <table:table-cell office:value-type="string" calcext:value-type="string">
            <text:p>1996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637" calcext:value-type="float">
            <text:p>12.8663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1802084192302</text:p>
          </table:table-cell>
          <table:table-cell office:value-type="string" calcext:value-type="string">
            <text:p>1996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99006451613" calcext:value-type="float">
            <text:p>12.109900645161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1802084192302</text:p>
          </table:table-cell>
          <table:table-cell office:value-type="string" calcext:value-type="string">
            <text:p>1996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0752" calcext:value-type="float">
            <text:p>12.620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1802084192302</text:p>
          </table:table-cell>
          <table:table-cell office:value-type="string" calcext:value-type="string">
            <text:p>1996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56132173913" calcext:value-type="float">
            <text:p>13.735613217391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1802084192302</text:p>
          </table:table-cell>
          <table:table-cell office:value-type="string" calcext:value-type="string">
            <text:p>1995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93945806452" calcext:value-type="float">
            <text:p>14.0093945806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1802084192302</text:p>
          </table:table-cell>
          <table:table-cell office:value-type="string" calcext:value-type="string">
            <text:p>1995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29312" calcext:value-type="float">
            <text:p>13.9529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1802084192302</text:p>
          </table:table-cell>
          <table:table-cell office:value-type="string" calcext:value-type="string">
            <text:p>1995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66526451613" calcext:value-type="float">
            <text:p>14.316652645161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1802084192302</text:p>
          </table:table-cell>
          <table:table-cell office:value-type="string" calcext:value-type="string">
            <text:p>1995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614" calcext:value-type="float">
            <text:p>14.836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1802084192302</text:p>
          </table:table-cell>
          <table:table-cell office:value-type="string" calcext:value-type="string">
            <text:p>1995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69584516129" calcext:value-type="float">
            <text:p>14.79695845161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1802084192302</text:p>
          </table:table-cell>
          <table:table-cell office:value-type="string" calcext:value-type="string">
            <text:p>1995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73347096774" calcext:value-type="float">
            <text:p>14.58733470967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1802084192302</text:p>
          </table:table-cell>
          <table:table-cell office:value-type="string" calcext:value-type="string">
            <text:p>1995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02136" calcext:value-type="float">
            <text:p>13.8502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1802084192302</text:p>
          </table:table-cell>
          <table:table-cell office:value-type="string" calcext:value-type="string">
            <text:p>1995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1320516129" calcext:value-type="float">
            <text:p>14.0313205161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1802084192302</text:p>
          </table:table-cell>
          <table:table-cell office:value-type="string" calcext:value-type="string">
            <text:p>1995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6176" calcext:value-type="float">
            <text:p>13.34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1802084192302</text:p>
          </table:table-cell>
          <table:table-cell office:value-type="string" calcext:value-type="string">
            <text:p>1995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07741935484" calcext:value-type="float">
            <text:p>11.9707741935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1802084192302</text:p>
          </table:table-cell>
          <table:table-cell office:value-type="string" calcext:value-type="string">
            <text:p>1995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46562857143" calcext:value-type="float">
            <text:p>11.56465628571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1802084192302</text:p>
          </table:table-cell>
          <table:table-cell office:value-type="string" calcext:value-type="string">
            <text:p>1995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88929032258" calcext:value-type="float">
            <text:p>13.01889290322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1802084192302</text:p>
          </table:table-cell>
          <table:table-cell office:value-type="string" calcext:value-type="string">
            <text:p>1994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85176774193" calcext:value-type="float">
            <text:p>12.548517677419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1802084192302</text:p>
          </table:table-cell>
          <table:table-cell office:value-type="string" calcext:value-type="string">
            <text:p>1994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25130322581" calcext:value-type="float">
            <text:p>13.32251303225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1802084192302</text:p>
          </table:table-cell>
          <table:table-cell office:value-type="string" calcext:value-type="string">
            <text:p>1994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73089032258" calcext:value-type="float">
            <text:p>12.53730890322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1802084192302</text:p>
          </table:table-cell>
          <table:table-cell office:value-type="string" calcext:value-type="string">
            <text:p>1994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07128" calcext:value-type="float">
            <text:p>13.170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1802084192302</text:p>
          </table:table-cell>
          <table:table-cell office:value-type="string" calcext:value-type="string">
            <text:p>1994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19014193548" calcext:value-type="float">
            <text:p>12.3619014193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1802084192302</text:p>
          </table:table-cell>
          <table:table-cell office:value-type="string" calcext:value-type="string">
            <text:p>1994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065625806452" calcext:value-type="float">
            <text:p>9.65065625806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1802084192302</text:p>
          </table:table-cell>
          <table:table-cell office:value-type="string" calcext:value-type="string">
            <text:p>1994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40256" calcext:value-type="float">
            <text:p>14.124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1802084192302</text:p>
          </table:table-cell>
          <table:table-cell office:value-type="string" calcext:value-type="string">
            <text:p>1994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91749677419" calcext:value-type="float">
            <text:p>13.899174967741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1802084192302</text:p>
          </table:table-cell>
          <table:table-cell office:value-type="string" calcext:value-type="string">
            <text:p>1994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26768" calcext:value-type="float">
            <text:p>12.8826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1802084192302</text:p>
          </table:table-cell>
          <table:table-cell office:value-type="string" calcext:value-type="string">
            <text:p>199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8072" calcext:value-type="float">
            <text:p>12.76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1802084192302</text:p>
          </table:table-cell>
          <table:table-cell office:value-type="string" calcext:value-type="string">
            <text:p>1994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77408571429" calcext:value-type="float">
            <text:p>13.05774085714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1802084192302</text:p>
          </table:table-cell>
          <table:table-cell office:value-type="string" calcext:value-type="string">
            <text:p>1994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52650322581" calcext:value-type="float">
            <text:p>14.00526503225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1802084192302</text:p>
          </table:table-cell>
          <table:table-cell office:value-type="string" calcext:value-type="string">
            <text:p>1993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39460645161" calcext:value-type="float">
            <text:p>14.193946064516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1802084192302</text:p>
          </table:table-cell>
          <table:table-cell office:value-type="string" calcext:value-type="string">
            <text:p>1993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68472" calcext:value-type="float">
            <text:p>14.296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1802084192302</text:p>
          </table:table-cell>
          <table:table-cell office:value-type="string" calcext:value-type="string">
            <text:p>1993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3840516129" calcext:value-type="float">
            <text:p>15.1438405161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1802084192302</text:p>
          </table:table-cell>
          <table:table-cell office:value-type="string" calcext:value-type="string">
            <text:p>1993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65384" calcext:value-type="float">
            <text:p>15.026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1802084192302</text:p>
          </table:table-cell>
          <table:table-cell office:value-type="string" calcext:value-type="string">
            <text:p>1993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64260645161" calcext:value-type="float">
            <text:p>14.986426064516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1802084192302</text:p>
          </table:table-cell>
          <table:table-cell office:value-type="string" calcext:value-type="string">
            <text:p>1993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03654193548" calcext:value-type="float">
            <text:p>14.5503654193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1802084192302</text:p>
          </table:table-cell>
          <table:table-cell office:value-type="string" calcext:value-type="string">
            <text:p>1993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58184" calcext:value-type="float">
            <text:p>14.3458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1802084192302</text:p>
          </table:table-cell>
          <table:table-cell office:value-type="string" calcext:value-type="string">
            <text:p>1993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48203870968" calcext:value-type="float">
            <text:p>13.544820387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1802084192302</text:p>
          </table:table-cell>
          <table:table-cell office:value-type="string" calcext:value-type="string">
            <text:p>1993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8984" calcext:value-type="float">
            <text:p>11.42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1802084192302</text:p>
          </table:table-cell>
          <table:table-cell office:value-type="string" calcext:value-type="string">
            <text:p>1993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62867096774" calcext:value-type="float">
            <text:p>11.53628670967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1802084192302</text:p>
          </table:table-cell>
          <table:table-cell office:value-type="string" calcext:value-type="string">
            <text:p>1993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1298" calcext:value-type="float">
            <text:p>12.6712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1802084192302</text:p>
          </table:table-cell>
          <table:table-cell office:value-type="string" calcext:value-type="string">
            <text:p>1993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95824516129" calcext:value-type="float">
            <text:p>12.16958245161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1802084192302</text:p>
          </table:table-cell>
          <table:table-cell office:value-type="string" calcext:value-type="string">
            <text:p>1992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55334193548" calcext:value-type="float">
            <text:p>12.4655334193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1802084192302</text:p>
          </table:table-cell>
          <table:table-cell office:value-type="string" calcext:value-type="string">
            <text:p>1992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31429677419" calcext:value-type="float">
            <text:p>13.643142967741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1802084192302</text:p>
          </table:table-cell>
          <table:table-cell office:value-type="string" calcext:value-type="string">
            <text:p>1992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29223225807" calcext:value-type="float">
            <text:p>14.212922322580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1802084192302</text:p>
          </table:table-cell>
          <table:table-cell office:value-type="string" calcext:value-type="string">
            <text:p>1992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36913548387" calcext:value-type="float">
            <text:p>14.343691354838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1802084192302</text:p>
          </table:table-cell>
          <table:table-cell office:value-type="string" calcext:value-type="string">
            <text:p>1992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17249032258" calcext:value-type="float">
            <text:p>14.34172490322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1802084192302</text:p>
          </table:table-cell>
          <table:table-cell office:value-type="string" calcext:value-type="string">
            <text:p>1992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56075" calcext:value-type="float">
            <text:p>14.38560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1802084192302</text:p>
          </table:table-cell>
          <table:table-cell office:value-type="string" calcext:value-type="string">
            <text:p>1992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86152" calcext:value-type="float">
            <text:p>14.218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1802084192302</text:p>
          </table:table-cell>
          <table:table-cell office:value-type="string" calcext:value-type="string">
            <text:p>1992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19705" calcext:value-type="float">
            <text:p>14.241970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1802084192302</text:p>
          </table:table-cell>
          <table:table-cell office:value-type="string" calcext:value-type="string">
            <text:p>1992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00898064516" calcext:value-type="float">
            <text:p>13.2300898064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1802084192302</text:p>
          </table:table-cell>
          <table:table-cell office:value-type="string" calcext:value-type="string">
            <text:p>1992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67019354839" calcext:value-type="float">
            <text:p>12.326701935483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1802084192302</text:p>
          </table:table-cell>
          <table:table-cell office:value-type="string" calcext:value-type="string">
            <text:p>1992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64264" calcext:value-type="float">
            <text:p>12.6064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1802084192302</text:p>
          </table:table-cell>
          <table:table-cell office:value-type="string" calcext:value-type="string">
            <text:p>1992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943775" calcext:value-type="float">
            <text:p>13.789437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1802084192302</text:p>
          </table:table-cell>
          <table:table-cell office:value-type="string" calcext:value-type="string">
            <text:p>1991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515125" calcext:value-type="float">
            <text:p>14.545151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1802084192302</text:p>
          </table:table-cell>
          <table:table-cell office:value-type="string" calcext:value-type="string">
            <text:p>1991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22312" calcext:value-type="float">
            <text:p>14.702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1802084192302</text:p>
          </table:table-cell>
          <table:table-cell office:value-type="string" calcext:value-type="string">
            <text:p>1991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03207272727" calcext:value-type="float">
            <text:p>14.550320727272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1802084192302</text:p>
          </table:table-cell>
          <table:table-cell office:value-type="string" calcext:value-type="string">
            <text:p>1991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82624" calcext:value-type="float">
            <text:p>14.088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1802084192302</text:p>
          </table:table-cell>
          <table:table-cell office:value-type="string" calcext:value-type="string">
            <text:p>1991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993675" calcext:value-type="float">
            <text:p>13.209936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1802084192302</text:p>
          </table:table-cell>
          <table:table-cell office:value-type="string" calcext:value-type="string">
            <text:p>1991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16461935484" calcext:value-type="float">
            <text:p>12.8516461935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1802084192302</text:p>
          </table:table-cell>
          <table:table-cell office:value-type="string" calcext:value-type="string">
            <text:p>1991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46296774194" calcext:value-type="float">
            <text:p>13.44462967741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1802084192302</text:p>
          </table:table-cell>
          <table:table-cell office:value-type="string" calcext:value-type="string">
            <text:p>1991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766475" calcext:value-type="float">
            <text:p>12.557664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1802084192302</text:p>
          </table:table-cell>
          <table:table-cell office:value-type="string" calcext:value-type="string">
            <text:p>1991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97086451613" calcext:value-type="float">
            <text:p>12.859708645161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1802084192302</text:p>
          </table:table-cell>
          <table:table-cell office:value-type="string" calcext:value-type="string">
            <text:p>1991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12598709677" calcext:value-type="float">
            <text:p>12.071259870967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1802084192302</text:p>
          </table:table-cell>
          <table:table-cell office:value-type="string" calcext:value-type="string">
            <text:p>1991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32468965517" calcext:value-type="float">
            <text:p>13.103246896551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1802084192302</text:p>
          </table:table-cell>
          <table:table-cell office:value-type="string" calcext:value-type="string">
            <text:p>1991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189025" calcext:value-type="float">
            <text:p>14.361890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1802084192302</text:p>
          </table:table-cell>
          <table:table-cell office:value-type="string" calcext:value-type="string">
            <text:p>1990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21922580645" calcext:value-type="float">
            <text:p>15.08219225806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1802084192302</text:p>
          </table:table-cell>
          <table:table-cell office:value-type="string" calcext:value-type="string">
            <text:p>1990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47254193548" calcext:value-type="float">
            <text:p>15.1447254193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1802084192302</text:p>
          </table:table-cell>
          <table:table-cell office:value-type="string" calcext:value-type="string">
            <text:p>1990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19032727273" calcext:value-type="float">
            <text:p>15.181903272727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1802084192302</text:p>
          </table:table-cell>
          <table:table-cell office:value-type="string" calcext:value-type="string">
            <text:p>1990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50549677419" calcext:value-type="float">
            <text:p>15.225054967741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1802084192302</text:p>
          </table:table-cell>
          <table:table-cell office:value-type="string" calcext:value-type="string">
            <text:p>1990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94654545455" calcext:value-type="float">
            <text:p>15.11946545454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1802084192302</text:p>
          </table:table-cell>
          <table:table-cell office:value-type="string" calcext:value-type="string">
            <text:p>1990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61832258065" calcext:value-type="float">
            <text:p>14.936183225806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1802084192302</text:p>
          </table:table-cell>
          <table:table-cell office:value-type="string" calcext:value-type="string">
            <text:p>1990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29218064516" calcext:value-type="float">
            <text:p>14.5529218064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1802084192302</text:p>
          </table:table-cell>
          <table:table-cell office:value-type="string" calcext:value-type="string">
            <text:p>1990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355475" calcext:value-type="float">
            <text:p>13.963554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1802084192302</text:p>
          </table:table-cell>
          <table:table-cell office:value-type="string" calcext:value-type="string">
            <text:p>1990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46420645161" calcext:value-type="float">
            <text:p>12.904642064516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1802084192302</text:p>
          </table:table-cell>
          <table:table-cell office:value-type="string" calcext:value-type="string">
            <text:p>1990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983825" calcext:value-type="float">
            <text:p>11.659838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1802084192302</text:p>
          </table:table-cell>
          <table:table-cell office:value-type="string" calcext:value-type="string">
            <text:p>1990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62030344828" calcext:value-type="float">
            <text:p>12.2662030344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1802084192302</text:p>
          </table:table-cell>
          <table:table-cell office:value-type="string" calcext:value-type="string">
            <text:p>1990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7552" calcext:value-type="float">
            <text:p>12.41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1802084192302</text:p>
          </table:table-cell>
          <table:table-cell office:value-type="string" calcext:value-type="string">
            <text:p>1989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70815483871" calcext:value-type="float">
            <text:p>13.71708154838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1802084192302</text:p>
          </table:table-cell>
          <table:table-cell office:value-type="string" calcext:value-type="string">
            <text:p>1989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59045" calcext:value-type="float">
            <text:p>14.47590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1802084192302</text:p>
          </table:table-cell>
          <table:table-cell office:value-type="string" calcext:value-type="string">
            <text:p>1989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99207741936" calcext:value-type="float">
            <text:p>14.089920774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1802084192302</text:p>
          </table:table-cell>
          <table:table-cell office:value-type="string" calcext:value-type="string">
            <text:p>1989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39336774194" calcext:value-type="float">
            <text:p>14.73393367741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1802084192302</text:p>
          </table:table-cell>
          <table:table-cell office:value-type="string" calcext:value-type="string">
            <text:p>1989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8648" calcext:value-type="float">
            <text:p>14.32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1802084192302</text:p>
          </table:table-cell>
          <table:table-cell office:value-type="string" calcext:value-type="string">
            <text:p>1989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945675" calcext:value-type="float">
            <text:p>13.179456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1802084192302</text:p>
          </table:table-cell>
          <table:table-cell office:value-type="string" calcext:value-type="string">
            <text:p>1989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01463225807" calcext:value-type="float">
            <text:p>14.100146322580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1802084192302</text:p>
          </table:table-cell>
          <table:table-cell office:value-type="string" calcext:value-type="string">
            <text:p>1989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83635" calcext:value-type="float">
            <text:p>14.338363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1802084192302</text:p>
          </table:table-cell>
          <table:table-cell office:value-type="string" calcext:value-type="string">
            <text:p>1989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3640516129" calcext:value-type="float">
            <text:p>13.5436405161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1802084192302</text:p>
          </table:table-cell>
          <table:table-cell office:value-type="string" calcext:value-type="string">
            <text:p>1989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205075" calcext:value-type="float">
            <text:p>14.122050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1802084192302</text:p>
          </table:table-cell>
          <table:table-cell office:value-type="string" calcext:value-type="string">
            <text:p>1989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29668965517" calcext:value-type="float">
            <text:p>14.672966896551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1802084192302</text:p>
          </table:table-cell>
          <table:table-cell office:value-type="string" calcext:value-type="string">
            <text:p>1989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087375" calcext:value-type="float">
            <text:p>14.610873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1802084192302</text:p>
          </table:table-cell>
          <table:table-cell office:value-type="string" calcext:value-type="string">
            <text:p>1988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71086451613" calcext:value-type="float">
            <text:p>14.917108645161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1802084192302</text:p>
          </table:table-cell>
          <table:table-cell office:value-type="string" calcext:value-type="string">
            <text:p>1988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37772903226" calcext:value-type="float">
            <text:p>14.88377729032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1802084192302</text:p>
          </table:table-cell>
          <table:table-cell office:value-type="string" calcext:value-type="string">
            <text:p>1988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74500645161" calcext:value-type="float">
            <text:p>14.797450064516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1802084192302</text:p>
          </table:table-cell>
          <table:table-cell office:value-type="string" calcext:value-type="string">
            <text:p>1988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73112" calcext:value-type="float">
            <text:p>14.7073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1802084192302</text:p>
          </table:table-cell>
          <table:table-cell office:value-type="string" calcext:value-type="string">
            <text:p>1988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09081290323" calcext:value-type="float">
            <text:p>15.180908129032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1802084192302</text:p>
          </table:table-cell>
          <table:table-cell office:value-type="string" calcext:value-type="string">
            <text:p>1988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73225806452" calcext:value-type="float">
            <text:p>14.9573225806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1802084192302</text:p>
          </table:table-cell>
          <table:table-cell office:value-type="string" calcext:value-type="string">
            <text:p>1988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86296" calcext:value-type="float">
            <text:p>14.6386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1802084192302</text:p>
          </table:table-cell>
          <table:table-cell office:value-type="string" calcext:value-type="string">
            <text:p>1988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56237419355" calcext:value-type="float">
            <text:p>13.92562374193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1802084192302</text:p>
          </table:table-cell>
          <table:table-cell office:value-type="string" calcext:value-type="string">
            <text:p>1988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57616" calcext:value-type="float">
            <text:p>13.535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1802084192302</text:p>
          </table:table-cell>
          <table:table-cell office:value-type="string" calcext:value-type="string">
            <text:p>1988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34441290323" calcext:value-type="float">
            <text:p>13.373444129032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1802084192302</text:p>
          </table:table-cell>
          <table:table-cell office:value-type="string" calcext:value-type="string">
            <text:p>1988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9452" calcext:value-type="float">
            <text:p>13.649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1802084192302</text:p>
          </table:table-cell>
          <table:table-cell office:value-type="string" calcext:value-type="string">
            <text:p>1988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91745" calcext:value-type="float">
            <text:p>13.96917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1802084192302</text:p>
          </table:table-cell>
          <table:table-cell office:value-type="string" calcext:value-type="string">
            <text:p>1987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17300645161" calcext:value-type="float">
            <text:p>14.751730064516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1802084192302</text:p>
          </table:table-cell>
          <table:table-cell office:value-type="string" calcext:value-type="string">
            <text:p>1987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36912" calcext:value-type="float">
            <text:p>14.9536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1802084192302</text:p>
          </table:table-cell>
          <table:table-cell office:value-type="string" calcext:value-type="string">
            <text:p>1987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66425" calcext:value-type="float">
            <text:p>15.04664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1802084192302</text:p>
          </table:table-cell>
          <table:table-cell office:value-type="string" calcext:value-type="string">
            <text:p>1987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23936" calcext:value-type="float">
            <text:p>14.782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1802084192302</text:p>
          </table:table-cell>
          <table:table-cell office:value-type="string" calcext:value-type="string">
            <text:p>1987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93243870968" calcext:value-type="float">
            <text:p>14.529324387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1802084192302</text:p>
          </table:table-cell>
          <table:table-cell office:value-type="string" calcext:value-type="string">
            <text:p>1987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04763870968" calcext:value-type="float">
            <text:p>13.840476387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1802084192302</text:p>
          </table:table-cell>
          <table:table-cell office:value-type="string" calcext:value-type="string">
            <text:p>1987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68352" calcext:value-type="float">
            <text:p>13.9468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1802084192302</text:p>
          </table:table-cell>
          <table:table-cell office:value-type="string" calcext:value-type="string">
            <text:p>1987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38774193548" calcext:value-type="float">
            <text:p>13.6938774193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1802084192302</text:p>
          </table:table-cell>
          <table:table-cell office:value-type="string" calcext:value-type="string">
            <text:p>1987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42496" calcext:value-type="float">
            <text:p>12.614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1802084192302</text:p>
          </table:table-cell>
          <table:table-cell office:value-type="string" calcext:value-type="string">
            <text:p>1987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44304516129" calcext:value-type="float">
            <text:p>11.33443045161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1802084192302</text:p>
          </table:table-cell>
          <table:table-cell office:value-type="string" calcext:value-type="string">
            <text:p>1987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57062857143" calcext:value-type="float">
            <text:p>12.34570628571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1802084192302</text:p>
          </table:table-cell>
          <table:table-cell office:value-type="string" calcext:value-type="string">
            <text:p>1987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38787096774" calcext:value-type="float">
            <text:p>12.84387870967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1802084192302</text:p>
          </table:table-cell>
          <table:table-cell office:value-type="string" calcext:value-type="string">
            <text:p>1986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84810322581" calcext:value-type="float">
            <text:p>13.82848103225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1802084192302</text:p>
          </table:table-cell>
          <table:table-cell office:value-type="string" calcext:value-type="string">
            <text:p>1986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70952" calcext:value-type="float">
            <text:p>14.7570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1802084192302</text:p>
          </table:table-cell>
          <table:table-cell office:value-type="string" calcext:value-type="string">
            <text:p>1986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998125" calcext:value-type="float">
            <text:p>15.089981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1802084192302</text:p>
          </table:table-cell>
          <table:table-cell office:value-type="string" calcext:value-type="string">
            <text:p>1986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86088" calcext:value-type="float">
            <text:p>14.8786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1802084192302</text:p>
          </table:table-cell>
          <table:table-cell office:value-type="string" calcext:value-type="string">
            <text:p>1986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14921290323" calcext:value-type="float">
            <text:p>15.281492129032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1802084192302</text:p>
          </table:table-cell>
          <table:table-cell office:value-type="string" calcext:value-type="string">
            <text:p>1986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75767741936" calcext:value-type="float">
            <text:p>15.147576774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1802084192302</text:p>
          </table:table-cell>
          <table:table-cell office:value-type="string" calcext:value-type="string">
            <text:p>1986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2216" calcext:value-type="float">
            <text:p>14.682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1802084192302</text:p>
          </table:table-cell>
          <table:table-cell office:value-type="string" calcext:value-type="string">
            <text:p>1986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71961290323" calcext:value-type="float">
            <text:p>14.437196129032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1802084192302</text:p>
          </table:table-cell>
          <table:table-cell office:value-type="string" calcext:value-type="string">
            <text:p>1986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4344" calcext:value-type="float">
            <text:p>13.674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1802084192302</text:p>
          </table:table-cell>
          <table:table-cell office:value-type="string" calcext:value-type="string">
            <text:p>1986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28665806452" calcext:value-type="float">
            <text:p>12.8328665806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1802084192302</text:p>
          </table:table-cell>
          <table:table-cell office:value-type="string" calcext:value-type="string">
            <text:p>1986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40788571429" calcext:value-type="float">
            <text:p>12.71407885714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1802084192302</text:p>
          </table:table-cell>
          <table:table-cell office:value-type="string" calcext:value-type="string">
            <text:p>1986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69545806452" calcext:value-type="float">
            <text:p>13.5369545806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1802084192302</text:p>
          </table:table-cell>
          <table:table-cell office:value-type="string" calcext:value-type="string">
            <text:p>1985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7047483871" calcext:value-type="float">
            <text:p>13.2970474838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1802084192302</text:p>
          </table:table-cell>
          <table:table-cell office:value-type="string" calcext:value-type="string">
            <text:p>1985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34658064516" calcext:value-type="float">
            <text:p>14.3334658064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1802084192302</text:p>
          </table:table-cell>
          <table:table-cell office:value-type="string" calcext:value-type="string">
            <text:p>1985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51308387097" calcext:value-type="float">
            <text:p>14.775130838709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1802084192302</text:p>
          </table:table-cell>
          <table:table-cell office:value-type="string" calcext:value-type="string">
            <text:p>1985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38112" calcext:value-type="float">
            <text:p>14.643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1802084192302</text:p>
          </table:table-cell>
          <table:table-cell office:value-type="string" calcext:value-type="string">
            <text:p>1985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40903225807" calcext:value-type="float">
            <text:p>14.414090322580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1802084192302</text:p>
          </table:table-cell>
          <table:table-cell office:value-type="string" calcext:value-type="string">
            <text:p>1985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33669677419" calcext:value-type="float">
            <text:p>14.673366967741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1802084192302</text:p>
          </table:table-cell>
          <table:table-cell office:value-type="string" calcext:value-type="string">
            <text:p>1985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71208" calcext:value-type="float">
            <text:p>14.657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1802084192302</text:p>
          </table:table-cell>
          <table:table-cell office:value-type="string" calcext:value-type="string">
            <text:p>1985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58433548387" calcext:value-type="float">
            <text:p>14.035843354838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1802084192302</text:p>
          </table:table-cell>
          <table:table-cell office:value-type="string" calcext:value-type="string">
            <text:p>1985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71576" calcext:value-type="float">
            <text:p>14.0371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1802084192302</text:p>
          </table:table-cell>
          <table:table-cell office:value-type="string" calcext:value-type="string">
            <text:p>1985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53409032258" calcext:value-type="float">
            <text:p>13.55534090322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1802084192302</text:p>
          </table:table-cell>
          <table:table-cell office:value-type="string" calcext:value-type="string">
            <text:p>1985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36285714286" calcext:value-type="float">
            <text:p>12.70362857142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1802084192302</text:p>
          </table:table-cell>
          <table:table-cell office:value-type="string" calcext:value-type="string">
            <text:p>1985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62020645161" calcext:value-type="float">
            <text:p>13.956202064516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1802084192302</text:p>
          </table:table-cell>
          <table:table-cell office:value-type="string" calcext:value-type="string">
            <text:p>1984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4807483871" calcext:value-type="float">
            <text:p>14.4248074838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1802084192302</text:p>
          </table:table-cell>
          <table:table-cell office:value-type="string" calcext:value-type="string">
            <text:p>1984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75143225806" calcext:value-type="float">
            <text:p>14.37751432258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1802084192302</text:p>
          </table:table-cell>
          <table:table-cell office:value-type="string" calcext:value-type="string">
            <text:p>1984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48652903226" calcext:value-type="float">
            <text:p>14.44486529032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1802084192302</text:p>
          </table:table-cell>
          <table:table-cell office:value-type="string" calcext:value-type="string">
            <text:p>1984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28216" calcext:value-type="float">
            <text:p>14.142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1802084192302</text:p>
          </table:table-cell>
          <table:table-cell office:value-type="string" calcext:value-type="string">
            <text:p>1984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45667096774" calcext:value-type="float">
            <text:p>13.01456670967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1802084192302</text:p>
          </table:table-cell>
          <table:table-cell office:value-type="string" calcext:value-type="string">
            <text:p>1984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21592258065" calcext:value-type="float">
            <text:p>13.982159225806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1802084192302</text:p>
          </table:table-cell>
          <table:table-cell office:value-type="string" calcext:value-type="string">
            <text:p>1984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99987692308" calcext:value-type="float">
            <text:p>13.1199987692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1802084192302</text:p>
          </table:table-cell>
          <table:table-cell office:value-type="string" calcext:value-type="string">
            <text:p>1984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61290322581" calcext:value-type="float">
            <text:p>12.53612903225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1802084192302</text:p>
          </table:table-cell>
          <table:table-cell office:value-type="string" calcext:value-type="string">
            <text:p>1984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03824" calcext:value-type="float">
            <text:p>12.0003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1802084192302</text:p>
          </table:table-cell>
          <table:table-cell office:value-type="string" calcext:value-type="string">
            <text:p>198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00578064516" calcext:value-type="float">
            <text:p>11.4500578064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1802084192302</text:p>
          </table:table-cell>
          <table:table-cell office:value-type="string" calcext:value-type="string">
            <text:p>1984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1416" calcext:value-type="float">
            <text:p>12.09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1802084192302</text:p>
          </table:table-cell>
          <table:table-cell office:value-type="string" calcext:value-type="string">
            <text:p>1984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9992" calcext:value-type="float">
            <text:p>12.88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1802084192302</text:p>
          </table:table-cell>
          <table:table-cell office:value-type="string" calcext:value-type="string">
            <text:p>1983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94198709677" calcext:value-type="float">
            <text:p>12.589419870967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1802084192302</text:p>
          </table:table-cell>
          <table:table-cell office:value-type="string" calcext:value-type="string">
            <text:p>1983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84776" calcext:value-type="float">
            <text:p>14.438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1802084192302</text:p>
          </table:table-cell>
          <table:table-cell office:value-type="string" calcext:value-type="string">
            <text:p>1983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71899354839" calcext:value-type="float">
            <text:p>14.707189935483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1802084192302</text:p>
          </table:table-cell>
          <table:table-cell office:value-type="string" calcext:value-type="string">
            <text:p>1983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15577142857" calcext:value-type="float">
            <text:p>14.531557714285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1802084192302</text:p>
          </table:table-cell>
          <table:table-cell office:value-type="string" calcext:value-type="string">
            <text:p>1983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37953548387" calcext:value-type="float">
            <text:p>14.413795354838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1802084192302</text:p>
          </table:table-cell>
          <table:table-cell office:value-type="string" calcext:value-type="string">
            <text:p>1983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57509677419" calcext:value-type="float">
            <text:p>13.935750967741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1802084192302</text:p>
          </table:table-cell>
          <table:table-cell office:value-type="string" calcext:value-type="string">
            <text:p>1983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5924" calcext:value-type="float">
            <text:p>13.615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1802084192302</text:p>
          </table:table-cell>
          <table:table-cell office:value-type="string" calcext:value-type="string">
            <text:p>1983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46505263158" calcext:value-type="float">
            <text:p>12.74465052631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1802084192302</text:p>
          </table:table-cell>
          <table:table-cell office:value-type="string" calcext:value-type="string">
            <text:p>1983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29216" calcext:value-type="float">
            <text:p>11.132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1802084192302</text:p>
          </table:table-cell>
          <table:table-cell office:value-type="string" calcext:value-type="string">
            <text:p>1983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235125" calcext:value-type="float">
            <text:p>11.192351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1802084192302</text:p>
          </table:table-cell>
          <table:table-cell office:value-type="string" calcext:value-type="string">
            <text:p>1983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42885517241" calcext:value-type="float">
            <text:p>11.794288551724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1802084192302</text:p>
          </table:table-cell>
          <table:table-cell office:value-type="string" calcext:value-type="string">
            <text:p>1983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464425" calcext:value-type="float">
            <text:p>12.774644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1802084192302</text:p>
          </table:table-cell>
          <table:table-cell office:value-type="string" calcext:value-type="string">
            <text:p>1982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76005" calcext:value-type="float">
            <text:p>13.567600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1802084192302</text:p>
          </table:table-cell>
          <table:table-cell office:value-type="string" calcext:value-type="string">
            <text:p>1982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00928" calcext:value-type="float">
            <text:p>14.5600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1802084192302</text:p>
          </table:table-cell>
          <table:table-cell office:value-type="string" calcext:value-type="string">
            <text:p>1982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33150967742" calcext:value-type="float">
            <text:p>14.55331509677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1802084192302</text:p>
          </table:table-cell>
          <table:table-cell office:value-type="string" calcext:value-type="string">
            <text:p>1982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33416" calcext:value-type="float">
            <text:p>14.493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1802084192302</text:p>
          </table:table-cell>
          <table:table-cell office:value-type="string" calcext:value-type="string">
            <text:p>1982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95336774194" calcext:value-type="float">
            <text:p>13.81953367741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1802084192302</text:p>
          </table:table-cell>
          <table:table-cell office:value-type="string" calcext:value-type="string">
            <text:p>1982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91722857143" calcext:value-type="float">
            <text:p>14.16917228571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1802084192302</text:p>
          </table:table-cell>
          <table:table-cell office:value-type="string" calcext:value-type="string">
            <text:p>1982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16048" calcext:value-type="float">
            <text:p>14.211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1802084192302</text:p>
          </table:table-cell>
          <table:table-cell office:value-type="string" calcext:value-type="string">
            <text:p>1982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93894193548" calcext:value-type="float">
            <text:p>13.5993894193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1802084192302</text:p>
          </table:table-cell>
          <table:table-cell office:value-type="string" calcext:value-type="string">
            <text:p>1982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86168" calcext:value-type="float">
            <text:p>13.4186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1802084192302</text:p>
          </table:table-cell>
          <table:table-cell office:value-type="string" calcext:value-type="string">
            <text:p>1982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19055483871" calcext:value-type="float">
            <text:p>13.45190554838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1802084192302</text:p>
          </table:table-cell>
          <table:table-cell office:value-type="string" calcext:value-type="string">
            <text:p>1982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37125714286" calcext:value-type="float">
            <text:p>12.61371257142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1802084192302</text:p>
          </table:table-cell>
          <table:table-cell office:value-type="string" calcext:value-type="string">
            <text:p>1982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92162580645" calcext:value-type="float">
            <text:p>13.36921625806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1802084192302</text:p>
          </table:table-cell>
          <table:table-cell office:value-type="string" calcext:value-type="string">
            <text:p>1981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89770322581" calcext:value-type="float">
            <text:p>14.74897703225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1802084192302</text:p>
          </table:table-cell>
          <table:table-cell office:value-type="string" calcext:value-type="string">
            <text:p>1981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63096" calcext:value-type="float">
            <text:p>15.126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1802084192302</text:p>
          </table:table-cell>
          <table:table-cell office:value-type="string" calcext:value-type="string">
            <text:p>1981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52861935484" calcext:value-type="float">
            <text:p>15.3052861935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1802084192302</text:p>
          </table:table-cell>
          <table:table-cell office:value-type="string" calcext:value-type="string">
            <text:p>1981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26848" calcext:value-type="float">
            <text:p>15.2326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1802084192302</text:p>
          </table:table-cell>
          <table:table-cell office:value-type="string" calcext:value-type="string">
            <text:p>1981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06593548387" calcext:value-type="float">
            <text:p>15.230659354838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1802084192302</text:p>
          </table:table-cell>
          <table:table-cell office:value-type="string" calcext:value-type="string">
            <text:p>1981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88317419355" calcext:value-type="float">
            <text:p>15.20883174193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1802084192302</text:p>
          </table:table-cell>
          <table:table-cell office:value-type="string" calcext:value-type="string">
            <text:p>1981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11336" calcext:value-type="float">
            <text:p>14.861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1802084192302</text:p>
          </table:table-cell>
          <table:table-cell office:value-type="string" calcext:value-type="string">
            <text:p>1981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56283870968" calcext:value-type="float">
            <text:p>14.675628387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1802084192302</text:p>
          </table:table-cell>
          <table:table-cell office:value-type="string" calcext:value-type="string">
            <text:p>1981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16392" calcext:value-type="float">
            <text:p>13.5216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1802084192302</text:p>
          </table:table-cell>
          <table:table-cell office:value-type="string" calcext:value-type="string">
            <text:p>1981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55138064516" calcext:value-type="float">
            <text:p>13.9555138064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1802084192302</text:p>
          </table:table-cell>
          <table:table-cell office:value-type="string" calcext:value-type="string">
            <text:p>1981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19374285714" calcext:value-type="float">
            <text:p>13.54193742857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1802084192302</text:p>
          </table:table-cell>
          <table:table-cell office:value-type="string" calcext:value-type="string">
            <text:p>1981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8896" calcext:value-type="float">
            <text:p>14.78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12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286" meta:object-count="0"/>
    <meta:user-defined meta:name="AppVersion">3.0</meta:user-defined>
  </office:meta>
</office:document-meta>
</file>